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reference-mark-start text:name="ZOTERO_ITEM CSL_CITATION {&quot;citationID&quot;:&quot;1z87GkQY&quot;,&quot;properties&quot;:{&quot;formattedCitation&quot;:&quot;(IgnisVR n.d.)&quot;,&quot;plainCitation&quot;:&quot;(IgnisVR n.d.)&quot;,&quot;noteIndex&quot;:0},&quot;citationItems&quot;:[{&quot;id&quot;:12,&quot;uris&quot;:[&quot;http://zotero.org/users/6965792/items/NLSQF5E2&quot;],&quot;uri&quot;:[&quot;http://zotero.org/users/6965792/items/NLSQF5E2&quot;],&quot;itemData&quot;:{&quot;id&quot;:12,&quot;type&quot;:&quot;webpage&quot;,&quot;abstract&quot;:&quot;Arachnophobia is a VR application within the field of health and psychology, a - not too serious - self-controlled implementation of a virtual reality exposure therapy session, where you gradually expose yourself to spiders.&quot;,&quot;language&quot;:&quot;en&quot;,&quot;title&quot;:&quot;Arachnophobia on Steam&quot;,&quot;URL&quot;:&quot;https://store.steampowered.com/app/485270/Arachnophobia/&quot;,&quot;author&quot;:[{&quot;literal&quot;:&quot;IgnisVR&quot;}],&quot;accessed&quot;:{&quot;date-parts&quot;:[[&quot;2020&quot;,10,5]]}}}],&quot;schema&quot;:&quot;https://github.com/citation-style-language/schema/raw/master/csl-citation.json&quot;} RNDOQSiHgg5qV"/>(IgnisVR n.d.)<text:reference-mark-end text:name="ZOTERO_ITEM CSL_CITATION {&quot;citationID&quot;:&quot;1z87GkQY&quot;,&quot;properties&quot;:{&quot;formattedCitation&quot;:&quot;(IgnisVR n.d.)&quot;,&quot;plainCitation&quot;:&quot;(IgnisVR n.d.)&quot;,&quot;noteIndex&quot;:0},&quot;citationItems&quot;:[{&quot;id&quot;:12,&quot;uris&quot;:[&quot;http://zotero.org/users/6965792/items/NLSQF5E2&quot;],&quot;uri&quot;:[&quot;http://zotero.org/users/6965792/items/NLSQF5E2&quot;],&quot;itemData&quot;:{&quot;id&quot;:12,&quot;type&quot;:&quot;webpage&quot;,&quot;abstract&quot;:&quot;Arachnophobia is a VR application within the field of health and psychology, a - not too serious - self-controlled implementation of a virtual reality exposure therapy session, where you gradually expose yourself to spiders.&quot;,&quot;language&quot;:&quot;en&quot;,&quot;title&quot;:&quot;Arachnophobia on Steam&quot;,&quot;URL&quot;:&quot;https://store.steampowered.com/app/485270/Arachnophobia/&quot;,&quot;author&quot;:[{&quot;literal&quot;:&quot;IgnisVR&quot;}],&quot;accessed&quot;:{&quot;date-parts&quot;:[[&quot;2020&quot;,10,5]]}}}],&quot;schema&quot;:&quot;https://github.com/citation-style-language/schema/raw/master/csl-citation.json&quot;} RNDOQSiHgg5qV"/></text:p>
      <text:p text:style-name="Standard"/>
      <text:section text:style-name="Sect1" text:name="ZOTERO_BIBL {&quot;uncited&quot;:[],&quot;omitted&quot;:[],&quot;custom&quot;:[]} CSL_BIBLIOGRAPHY RNDVfNqPJa7pw">
        <text:p text:style-name="Bibliography_20_1">IgnisVR n.d., Arachnophobia on Steam, viewed 5 October, 2020, &lt;https://store.steampowered.com/app/485270/Arachnophobia/&gt;.</text:p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ibliography_20_1" style:display-name="Bibliography 1" style:family="paragraph" style:parent-style-name="Index" style:class="index">
      <style:paragraph-properties fo:margin-left="1.27cm" fo:margin-right="0cm" fo:margin-top="0cm" fo:margin-bottom="0.423cm" style:contextual-spacing="false" style:line-height-at-least="0.423cm" fo:text-indent="-1.27cm" style:auto-text-indent="false">
        <style:tab-stops/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5T18:06:38.545000000</meta:creation-date>
    <dc:date>2020-10-06T13:08:03.708000000</dc:date>
    <meta:editing-duration>PT54S</meta:editing-duration>
    <meta:editing-cycles>1</meta:editing-cycles>
    <meta:document-statistic meta:table-count="0" meta:image-count="0" meta:object-count="0" meta:page-count="1" meta:paragraph-count="2" meta:word-count="12" meta:character-count="135" meta:non-whitespace-character-count="125"/>
    <meta:generator>LibreOffice/7.0.1.2$Windows_X86_64 LibreOffice_project/7cbcfc562f6eb6708b5ff7d7397325de9e764452</meta:generator>
    <meta:user-defined meta:name="ZOTERO_PREF_1">&lt;data data-version="3" zotero-version="5.0.89"&gt;&lt;session id="HWVTa9m6"/&gt;&lt;style id="http://www.zotero.org/styles/harvard-university-of-abertay-dundee" hasBibliography="1" bibliographyStyleHasBeenSet="1"/&gt;&lt;prefs&gt;&lt;pref name="fieldType" value="ReferenceMark"/&gt;</meta:user-defined>
    <meta:user-defined meta:name="ZOTERO_PREF_2">&lt;pref name="automaticJournalAbbreviations" value="true"/&gt;&lt;/prefs&gt;&lt;/data&gt;</meta:user-defined>
  </office:meta>
</office:document-meta>
</file>